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8000001AECC2745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57cm" svg:height="11.376cm" svg:x="3.753cm" svg:y="1.635cm">
          <draw:image xlink:href="Pictures/1000000000000208000001AECC2745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11-06T08:40:47</meta:creation-date>
    <dc:date>2009-11-06T08:41:34</dc:date>
    <dc:creator>Jussi Eloranta</dc:creator>
    <meta:editing-duration>PT00H00M47S</meta:editing-duration>
    <meta:editing-cycles>1</meta:editing-cycles>
    <meta:document-statistic meta:object-count="1"/>
    <meta:generator>OpenOffice.org/3.1$Linux OpenOffice.org_project/310m19$Build-9420</meta:generator>
  </office:meta>
</office:document-meta>
</file>